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29c" officeooo:paragraph-rsid="001e3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sadasds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2:22:37.089941136</meta:creation-date>
    <dc:date>2017-01-10T22:22:50.076204908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5.1.4.2$Linux_X86_64 LibreOffice_project/10m0$Build-2</meta:generator>
  </office:meta>
</office:document-meta>
</file>